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137.3621803" calcext:value-type="float">
            <text:p>137.3621803</text:p>
          </table:table-cell>
          <table:table-cell office:value-type="float" office:value="0.691037811349025" calcext:value-type="float">
            <text:p>0.691037811349025</text:p>
          </table:table-cell>
          <table:table-cell office:value-type="float" office:value="133.74023" calcext:value-type="float">
            <text:p>133.74023</text:p>
          </table:table-cell>
          <table:table-cell office:value-type="float" office:value="137.229315" calcext:value-type="float">
            <text:p>137.229315</text:p>
          </table:table-cell>
          <table:table-cell office:value-type="float" office:value="137.48567" calcext:value-type="float">
            <text:p>137.48567</text:p>
          </table:table-cell>
          <table:table-cell office:value-type="float" office:value="137.8030625" calcext:value-type="float">
            <text:p>137.8030625</text:p>
          </table:table-cell>
          <table:table-cell office:value-type="float" office:value="138.06192" calcext:value-type="float">
            <text:p>138.06192</text:p>
          </table:table-cell>
          <table:table-cell office:value-type="float" office:value="137.29574765" calcext:value-type="float">
            <text:p>137.29574765</text:p>
          </table:table-cell>
          <table:table-cell office:value-type="float" office:value="137.363901133791" calcext:value-type="float">
            <text:p>137.363901133791</text:p>
          </table:table-cell>
          <table:table-cell office:value-type="float" office:value="137.229315" calcext:value-type="float">
            <text:p>137.229315</text:p>
          </table:table-cell>
          <table:table-cell table:number-columns-repeated="2" office:value-type="float" office:value="137.48567" calcext:value-type="float">
            <text:p>137.48567</text:p>
          </table:table-cell>
          <table:table-cell office:value-type="float" office:value="0.256354999999985" calcext:value-type="float">
            <text:p>0.256354999999985</text:p>
          </table:table-cell>
          <table:table-cell office:value-type="float" office:value="4.32168999999999" calcext:value-type="float">
            <text:p>4.32168999999999</text:p>
          </table:table-cell>
          <table:table-cell office:value-type="float" office:value="0.47753325671405" calcext:value-type="float">
            <text:p>0.47753325671405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141.3236991" calcext:value-type="float">
            <text:p>141.3236991</text:p>
          </table:table-cell>
          <table:table-cell office:value-type="float" office:value="3.29646434544499" calcext:value-type="float">
            <text:p>3.29646434544499</text:p>
          </table:table-cell>
          <table:table-cell office:value-type="float" office:value="138.1004" calcext:value-type="float">
            <text:p>138.1004</text:p>
          </table:table-cell>
          <table:table-cell office:value-type="float" office:value="138.5111775" calcext:value-type="float">
            <text:p>138.5111775</text:p>
          </table:table-cell>
          <table:table-cell office:value-type="float" office:value="139.666625" calcext:value-type="float">
            <text:p>139.666625</text:p>
          </table:table-cell>
          <table:table-cell office:value-type="float" office:value="144.72328" calcext:value-type="float">
            <text:p>144.72328</text:p>
          </table:table-cell>
          <table:table-cell office:value-type="float" office:value="147.26984" calcext:value-type="float">
            <text:p>147.26984</text:p>
          </table:table-cell>
          <table:table-cell office:value-type="float" office:value="139.08890125" calcext:value-type="float">
            <text:p>139.08890125</text:p>
          </table:table-cell>
          <table:table-cell office:value-type="float" office:value="141.361755569589" calcext:value-type="float">
            <text:p>141.361755569589</text:p>
          </table:table-cell>
          <table:table-cell office:value-type="float" office:value="138.5111775" calcext:value-type="float">
            <text:p>138.5111775</text:p>
          </table:table-cell>
          <table:table-cell table:number-columns-repeated="2" office:value-type="float" office:value="139.666625" calcext:value-type="float">
            <text:p>139.666625</text:p>
          </table:table-cell>
          <table:table-cell office:value-type="float" office:value="1.15544750000001" calcext:value-type="float">
            <text:p>1.15544750000001</text:p>
          </table:table-cell>
          <table:table-cell office:value-type="float" office:value="9.16943999999998" calcext:value-type="float">
            <text:p>9.16943999999998</text:p>
          </table:table-cell>
          <table:table-cell office:value-type="float" office:value="10.8666771807901" calcext:value-type="float">
            <text:p>10.8666771807901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146.7121449" calcext:value-type="float">
            <text:p>146.7121449</text:p>
          </table:table-cell>
          <table:table-cell office:value-type="float" office:value="2.78899960249878" calcext:value-type="float">
            <text:p>2.78899960249878</text:p>
          </table:table-cell>
          <table:table-cell office:value-type="float" office:value="141.91559" calcext:value-type="float">
            <text:p>141.91559</text:p>
          </table:table-cell>
          <table:table-cell office:value-type="float" office:value="144.5951325" calcext:value-type="float">
            <text:p>144.5951325</text:p>
          </table:table-cell>
          <table:table-cell office:value-type="float" office:value="146.13803" calcext:value-type="float">
            <text:p>146.13803</text:p>
          </table:table-cell>
          <table:table-cell office:value-type="float" office:value="149.0278475" calcext:value-type="float">
            <text:p>149.0278475</text:p>
          </table:table-cell>
          <table:table-cell office:value-type="float" office:value="152.04932" calcext:value-type="float">
            <text:p>152.04932</text:p>
          </table:table-cell>
          <table:table-cell office:value-type="float" office:value="145.36658125" calcext:value-type="float">
            <text:p>145.36658125</text:p>
          </table:table-cell>
          <table:table-cell office:value-type="float" office:value="146.738386916149" calcext:value-type="float">
            <text:p>146.738386916149</text:p>
          </table:table-cell>
          <table:table-cell office:value-type="float" office:value="144.5951325" calcext:value-type="float">
            <text:p>144.5951325</text:p>
          </table:table-cell>
          <table:table-cell table:number-columns-repeated="2" office:value-type="float" office:value="146.13803" calcext:value-type="float">
            <text:p>146.13803</text:p>
          </table:table-cell>
          <table:table-cell office:value-type="float" office:value="1.54289750000004" calcext:value-type="float">
            <text:p>1.54289750000004</text:p>
          </table:table-cell>
          <table:table-cell office:value-type="float" office:value="10.13373" calcext:value-type="float">
            <text:p>10.13373</text:p>
          </table:table-cell>
          <table:table-cell office:value-type="float" office:value="7.77851878273838" calcext:value-type="float">
            <text:p>7.77851878273838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45.860704" calcext:value-type="float">
            <text:p>145.860704</text:p>
          </table:table-cell>
          <table:table-cell office:value-type="float" office:value="2.12615024550491" calcext:value-type="float">
            <text:p>2.12615024550491</text:p>
          </table:table-cell>
          <table:table-cell office:value-type="float" office:value="141.97247" calcext:value-type="float">
            <text:p>141.97247</text:p>
          </table:table-cell>
          <table:table-cell office:value-type="float" office:value="144.2046975" calcext:value-type="float">
            <text:p>144.2046975</text:p>
          </table:table-cell>
          <table:table-cell office:value-type="float" office:value="145.82997" calcext:value-type="float">
            <text:p>145.82997</text:p>
          </table:table-cell>
          <table:table-cell office:value-type="float" office:value="147.2843475" calcext:value-type="float">
            <text:p>147.2843475</text:p>
          </table:table-cell>
          <table:table-cell office:value-type="float" office:value="149.65726" calcext:value-type="float">
            <text:p>149.65726</text:p>
          </table:table-cell>
          <table:table-cell office:value-type="float" office:value="145.01733375" calcext:value-type="float">
            <text:p>145.01733375</text:p>
          </table:table-cell>
          <table:table-cell office:value-type="float" office:value="145.876044233087" calcext:value-type="float">
            <text:p>145.876044233087</text:p>
          </table:table-cell>
          <table:table-cell office:value-type="float" office:value="144.2046975" calcext:value-type="float">
            <text:p>144.2046975</text:p>
          </table:table-cell>
          <table:table-cell table:number-columns-repeated="2" office:value-type="float" office:value="145.82997" calcext:value-type="float">
            <text:p>145.82997</text:p>
          </table:table-cell>
          <table:table-cell office:value-type="float" office:value="1.62527249999999" calcext:value-type="float">
            <text:p>1.62527249999999</text:p>
          </table:table-cell>
          <table:table-cell office:value-type="float" office:value="7.68479000000002" calcext:value-type="float">
            <text:p>7.68479000000002</text:p>
          </table:table-cell>
          <table:table-cell office:value-type="float" office:value="4.5205148664606" calcext:value-type="float">
            <text:p>4.5205148664606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141.0187709" calcext:value-type="float">
            <text:p>141.0187709</text:p>
          </table:table-cell>
          <table:table-cell office:value-type="float" office:value="2.70618346324405" calcext:value-type="float">
            <text:p>2.70618346324405</text:p>
          </table:table-cell>
          <table:table-cell office:value-type="float" office:value="135.25644" calcext:value-type="float">
            <text:p>135.25644</text:p>
          </table:table-cell>
          <table:table-cell office:value-type="float" office:value="139.3371575" calcext:value-type="float">
            <text:p>139.3371575</text:p>
          </table:table-cell>
          <table:table-cell office:value-type="float" office:value="141.18973" calcext:value-type="float">
            <text:p>141.18973</text:p>
          </table:table-cell>
          <table:table-cell office:value-type="float" office:value="143.234345" calcext:value-type="float">
            <text:p>143.234345</text:p>
          </table:table-cell>
          <table:table-cell office:value-type="float" office:value="145.09363" calcext:value-type="float">
            <text:p>145.09363</text:p>
          </table:table-cell>
          <table:table-cell office:value-type="float" office:value="140.1779642" calcext:value-type="float">
            <text:p>140.1779642</text:p>
          </table:table-cell>
          <table:table-cell office:value-type="float" office:value="141.044475045264" calcext:value-type="float">
            <text:p>141.044475045264</text:p>
          </table:table-cell>
          <table:table-cell office:value-type="float" office:value="139.3371575" calcext:value-type="float">
            <text:p>139.3371575</text:p>
          </table:table-cell>
          <table:table-cell table:number-columns-repeated="2" office:value-type="float" office:value="141.18973" calcext:value-type="float">
            <text:p>141.18973</text:p>
          </table:table-cell>
          <table:table-cell office:value-type="float" office:value="1.85257249999998" calcext:value-type="float">
            <text:p>1.85257249999998</text:p>
          </table:table-cell>
          <table:table-cell office:value-type="float" office:value="9.83719000000002" calcext:value-type="float">
            <text:p>9.83719000000002</text:p>
          </table:table-cell>
          <table:table-cell office:value-type="float" office:value="7.32342893673555" calcext:value-type="float">
            <text:p>7.32342893673555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137.3754979" calcext:value-type="float">
            <text:p>137.3754979</text:p>
          </table:table-cell>
          <table:table-cell office:value-type="float" office:value="1.17496759609674" calcext:value-type="float">
            <text:p>1.17496759609674</text:p>
          </table:table-cell>
          <table:table-cell office:value-type="float" office:value="135.15399" calcext:value-type="float">
            <text:p>135.15399</text:p>
          </table:table-cell>
          <table:table-cell office:value-type="float" office:value="136.5174275" calcext:value-type="float">
            <text:p>136.5174275</text:p>
          </table:table-cell>
          <table:table-cell office:value-type="float" office:value="137.467165" calcext:value-type="float">
            <text:p>137.467165</text:p>
          </table:table-cell>
          <table:table-cell office:value-type="float" office:value="138.1376025" calcext:value-type="float">
            <text:p>138.1376025</text:p>
          </table:table-cell>
          <table:table-cell office:value-type="float" office:value="140.11322" calcext:value-type="float">
            <text:p>140.11322</text:p>
          </table:table-cell>
          <table:table-cell office:value-type="float" office:value="136.9464627" calcext:value-type="float">
            <text:p>136.9464627</text:p>
          </table:table-cell>
          <table:table-cell office:value-type="float" office:value="137.380472290047" calcext:value-type="float">
            <text:p>137.380472290047</text:p>
          </table:table-cell>
          <table:table-cell office:value-type="float" office:value="136.5174275" calcext:value-type="float">
            <text:p>136.5174275</text:p>
          </table:table-cell>
          <table:table-cell table:number-columns-repeated="2" office:value-type="float" office:value="137.467165" calcext:value-type="float">
            <text:p>137.467165</text:p>
          </table:table-cell>
          <table:table-cell office:value-type="float" office:value="0.949737499999998" calcext:value-type="float">
            <text:p>0.949737499999998</text:p>
          </table:table-cell>
          <table:table-cell office:value-type="float" office:value="4.95922999999999" calcext:value-type="float">
            <text:p>4.95922999999999</text:p>
          </table:table-cell>
          <table:table-cell office:value-type="float" office:value="1.38054885187736" calcext:value-type="float">
            <text:p>1.38054885187736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141.9358285" calcext:value-type="float">
            <text:p>141.9358285</text:p>
          </table:table-cell>
          <table:table-cell office:value-type="float" office:value="0.897933565038627" calcext:value-type="float">
            <text:p>0.897933565038627</text:p>
          </table:table-cell>
          <table:table-cell office:value-type="float" office:value="139.92822" calcext:value-type="float">
            <text:p>139.92822</text:p>
          </table:table-cell>
          <table:table-cell office:value-type="float" office:value="141.3088275" calcext:value-type="float">
            <text:p>141.3088275</text:p>
          </table:table-cell>
          <table:table-cell office:value-type="float" office:value="141.72197" calcext:value-type="float">
            <text:p>141.72197</text:p>
          </table:table-cell>
          <table:table-cell office:value-type="float" office:value="142.630205" calcext:value-type="float">
            <text:p>142.630205</text:p>
          </table:table-cell>
          <table:table-cell office:value-type="float" office:value="143.80151" calcext:value-type="float">
            <text:p>143.80151</text:p>
          </table:table-cell>
          <table:table-cell office:value-type="float" office:value="141.51539875" calcext:value-type="float">
            <text:p>141.51539875</text:p>
          </table:table-cell>
          <table:table-cell office:value-type="float" office:value="141.938640383166" calcext:value-type="float">
            <text:p>141.938640383166</text:p>
          </table:table-cell>
          <table:table-cell office:value-type="float" office:value="141.3088275" calcext:value-type="float">
            <text:p>141.3088275</text:p>
          </table:table-cell>
          <table:table-cell table:number-columns-repeated="2" office:value-type="float" office:value="141.72197" calcext:value-type="float">
            <text:p>141.72197</text:p>
          </table:table-cell>
          <table:table-cell office:value-type="float" office:value="0.413142499999992" calcext:value-type="float">
            <text:p>0.413142499999992</text:p>
          </table:table-cell>
          <table:table-cell office:value-type="float" office:value="3.87329000000003" calcext:value-type="float">
            <text:p>3.87329000000003</text:p>
          </table:table-cell>
          <table:table-cell office:value-type="float" office:value="0.806284687222978" calcext:value-type="float">
            <text:p>0.806284687222978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143.1877679" calcext:value-type="float">
            <text:p>143.1877679</text:p>
          </table:table-cell>
          <table:table-cell office:value-type="float" office:value="0.783763868324832" calcext:value-type="float">
            <text:p>0.783763868324832</text:p>
          </table:table-cell>
          <table:table-cell office:value-type="float" office:value="141.5252" calcext:value-type="float">
            <text:p>141.5252</text:p>
          </table:table-cell>
          <table:table-cell office:value-type="float" office:value="142.630545" calcext:value-type="float">
            <text:p>142.630545</text:p>
          </table:table-cell>
          <table:table-cell office:value-type="float" office:value="143.322235" calcext:value-type="float">
            <text:p>143.322235</text:p>
          </table:table-cell>
          <table:table-cell office:value-type="float" office:value="143.85849" calcext:value-type="float">
            <text:p>143.85849</text:p>
          </table:table-cell>
          <table:table-cell office:value-type="float" office:value="144.28687" calcext:value-type="float">
            <text:p>144.28687</text:p>
          </table:table-cell>
          <table:table-cell office:value-type="float" office:value="142.90915645" calcext:value-type="float">
            <text:p>142.90915645</text:p>
          </table:table-cell>
          <table:table-cell office:value-type="float" office:value="143.189891469781" calcext:value-type="float">
            <text:p>143.189891469781</text:p>
          </table:table-cell>
          <table:table-cell office:value-type="float" office:value="142.630545" calcext:value-type="float">
            <text:p>142.630545</text:p>
          </table:table-cell>
          <table:table-cell table:number-columns-repeated="2" office:value-type="float" office:value="143.322235" calcext:value-type="float">
            <text:p>143.322235</text:p>
          </table:table-cell>
          <table:table-cell office:value-type="float" office:value="0.691689999999966" calcext:value-type="float">
            <text:p>0.691689999999966</text:p>
          </table:table-cell>
          <table:table-cell office:value-type="float" office:value="2.76166999999998" calcext:value-type="float">
            <text:p>2.76166999999998</text:p>
          </table:table-cell>
          <table:table-cell office:value-type="float" office:value="0.614285801291505" calcext:value-type="float">
            <text:p>0.614285801291505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140.3298171" calcext:value-type="float">
            <text:p>140.3298171</text:p>
          </table:table-cell>
          <table:table-cell office:value-type="float" office:value="2.70298247399008" calcext:value-type="float">
            <text:p>2.70298247399008</text:p>
          </table:table-cell>
          <table:table-cell office:value-type="float" office:value="136.05496" calcext:value-type="float">
            <text:p>136.05496</text:p>
          </table:table-cell>
          <table:table-cell office:value-type="float" office:value="137.80619" calcext:value-type="float">
            <text:p>137.80619</text:p>
          </table:table-cell>
          <table:table-cell office:value-type="float" office:value="139.690825" calcext:value-type="float">
            <text:p>139.690825</text:p>
          </table:table-cell>
          <table:table-cell office:value-type="float" office:value="143.3437225" calcext:value-type="float">
            <text:p>143.3437225</text:p>
          </table:table-cell>
          <table:table-cell office:value-type="float" office:value="144.06879" calcext:value-type="float">
            <text:p>144.06879</text:p>
          </table:table-cell>
          <table:table-cell office:value-type="float" office:value="138.7485075" calcext:value-type="float">
            <text:p>138.7485075</text:p>
          </table:table-cell>
          <table:table-cell office:value-type="float" office:value="140.355586352776" calcext:value-type="float">
            <text:p>140.355586352776</text:p>
          </table:table-cell>
          <table:table-cell office:value-type="float" office:value="137.80619" calcext:value-type="float">
            <text:p>137.80619</text:p>
          </table:table-cell>
          <table:table-cell table:number-columns-repeated="2" office:value-type="float" office:value="139.690825" calcext:value-type="float">
            <text:p>139.690825</text:p>
          </table:table-cell>
          <table:table-cell office:value-type="float" office:value="1.884635" calcext:value-type="float">
            <text:p>1.884635</text:p>
          </table:table-cell>
          <table:table-cell office:value-type="float" office:value="8.01382999999996" calcext:value-type="float">
            <text:p>8.01382999999996</text:p>
          </table:table-cell>
          <table:table-cell office:value-type="float" office:value="7.30611425469756" calcext:value-type="float">
            <text:p>7.30611425469756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139.0019072" calcext:value-type="float">
            <text:p>139.0019072</text:p>
          </table:table-cell>
          <table:table-cell office:value-type="float" office:value="0.72765217937671" calcext:value-type="float">
            <text:p>0.72765217937671</text:p>
          </table:table-cell>
          <table:table-cell office:value-type="float" office:value="137.77838" calcext:value-type="float">
            <text:p>137.77838</text:p>
          </table:table-cell>
          <table:table-cell office:value-type="float" office:value="138.315605" calcext:value-type="float">
            <text:p>138.315605</text:p>
          </table:table-cell>
          <table:table-cell office:value-type="float" office:value="139.010605" calcext:value-type="float">
            <text:p>139.010605</text:p>
          </table:table-cell>
          <table:table-cell office:value-type="float" office:value="139.786965" calcext:value-type="float">
            <text:p>139.786965</text:p>
          </table:table-cell>
          <table:table-cell office:value-type="float" office:value="140.25961" calcext:value-type="float">
            <text:p>140.25961</text:p>
          </table:table-cell>
          <table:table-cell office:value-type="float" office:value="138.6587561" calcext:value-type="float">
            <text:p>138.6587561</text:p>
          </table:table-cell>
          <table:table-cell office:value-type="float" office:value="139.003792711403" calcext:value-type="float">
            <text:p>139.003792711403</text:p>
          </table:table-cell>
          <table:table-cell office:value-type="float" office:value="138.315605" calcext:value-type="float">
            <text:p>138.315605</text:p>
          </table:table-cell>
          <table:table-cell table:number-columns-repeated="2" office:value-type="float" office:value="139.010605" calcext:value-type="float">
            <text:p>139.010605</text:p>
          </table:table-cell>
          <table:table-cell office:value-type="float" office:value="0.694999999999993" calcext:value-type="float">
            <text:p>0.694999999999993</text:p>
          </table:table-cell>
          <table:table-cell office:value-type="float" office:value="2.48123000000001" calcext:value-type="float">
            <text:p>2.48123000000001</text:p>
          </table:table-cell>
          <table:table-cell office:value-type="float" office:value="0.529477694151676" calcext:value-type="float">
            <text:p>0.529477694151676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41.8601981" calcext:value-type="float">
            <text:p>141.8601981</text:p>
          </table:table-cell>
          <table:table-cell office:value-type="float" office:value="0.829804264115845" calcext:value-type="float">
            <text:p>0.829804264115845</text:p>
          </table:table-cell>
          <table:table-cell office:value-type="float" office:value="139.78305" calcext:value-type="float">
            <text:p>139.78305</text:p>
          </table:table-cell>
          <table:table-cell office:value-type="float" office:value="141.7441825" calcext:value-type="float">
            <text:p>141.7441825</text:p>
          </table:table-cell>
          <table:table-cell office:value-type="float" office:value="142.114625" calcext:value-type="float">
            <text:p>142.114625</text:p>
          </table:table-cell>
          <table:table-cell office:value-type="float" office:value="142.42625" calcext:value-type="float">
            <text:p>142.42625</text:p>
          </table:table-cell>
          <table:table-cell office:value-type="float" office:value="143.05469" calcext:value-type="float">
            <text:p>143.05469</text:p>
          </table:table-cell>
          <table:table-cell office:value-type="float" office:value="141.8021903" calcext:value-type="float">
            <text:p>141.8021903</text:p>
          </table:table-cell>
          <table:table-cell office:value-type="float" office:value="141.862600759808" calcext:value-type="float">
            <text:p>141.862600759808</text:p>
          </table:table-cell>
          <table:table-cell office:value-type="float" office:value="141.7441825" calcext:value-type="float">
            <text:p>141.7441825</text:p>
          </table:table-cell>
          <table:table-cell table:number-columns-repeated="2" office:value-type="float" office:value="142.114625" calcext:value-type="float">
            <text:p>142.114625</text:p>
          </table:table-cell>
          <table:table-cell office:value-type="float" office:value="0.370442499999996" calcext:value-type="float">
            <text:p>0.370442499999996</text:p>
          </table:table-cell>
          <table:table-cell office:value-type="float" office:value="3.27163999999999" calcext:value-type="float">
            <text:p>3.27163999999999</text:p>
          </table:table-cell>
          <table:table-cell office:value-type="float" office:value="0.688575116744839" calcext:value-type="float">
            <text:p>0.688575116744839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141.8301583" calcext:value-type="float">
            <text:p>141.8301583</text:p>
          </table:table-cell>
          <table:table-cell office:value-type="float" office:value="0.52869080717373" calcext:value-type="float">
            <text:p>0.52869080717373</text:p>
          </table:table-cell>
          <table:table-cell office:value-type="float" office:value="141.01828" calcext:value-type="float">
            <text:p>141.01828</text:p>
          </table:table-cell>
          <table:table-cell office:value-type="float" office:value="141.38371" calcext:value-type="float">
            <text:p>141.38371</text:p>
          </table:table-cell>
          <table:table-cell office:value-type="float" office:value="141.65482" calcext:value-type="float">
            <text:p>141.65482</text:p>
          </table:table-cell>
          <table:table-cell office:value-type="float" office:value="142.1302525" calcext:value-type="float">
            <text:p>142.1302525</text:p>
          </table:table-cell>
          <table:table-cell office:value-type="float" office:value="142.92712" calcext:value-type="float">
            <text:p>142.92712</text:p>
          </table:table-cell>
          <table:table-cell office:value-type="float" office:value="141.519265" calcext:value-type="float">
            <text:p>141.519265</text:p>
          </table:table-cell>
          <table:table-cell office:value-type="float" office:value="141.831133825521" calcext:value-type="float">
            <text:p>141.831133825521</text:p>
          </table:table-cell>
          <table:table-cell office:value-type="float" office:value="141.38371" calcext:value-type="float">
            <text:p>141.38371</text:p>
          </table:table-cell>
          <table:table-cell table:number-columns-repeated="2" office:value-type="float" office:value="141.65482" calcext:value-type="float">
            <text:p>141.65482</text:p>
          </table:table-cell>
          <table:table-cell office:value-type="float" office:value="0.271109999999993" calcext:value-type="float">
            <text:p>0.271109999999993</text:p>
          </table:table-cell>
          <table:table-cell office:value-type="float" office:value="1.90884" calcext:value-type="float">
            <text:p>1.90884</text:p>
          </table:table-cell>
          <table:table-cell office:value-type="float" office:value="0.279513969590011" calcext:value-type="float">
            <text:p>0.279513969590011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143.1041347" calcext:value-type="float">
            <text:p>143.1041347</text:p>
          </table:table-cell>
          <table:table-cell office:value-type="float" office:value="0.659713572963624" calcext:value-type="float">
            <text:p>0.659713572963624</text:p>
          </table:table-cell>
          <table:table-cell office:value-type="float" office:value="141.78387" calcext:value-type="float">
            <text:p>141.78387</text:p>
          </table:table-cell>
          <table:table-cell office:value-type="float" office:value="142.658865" calcext:value-type="float">
            <text:p>142.658865</text:p>
          </table:table-cell>
          <table:table-cell office:value-type="float" office:value="143.050205" calcext:value-type="float">
            <text:p>143.050205</text:p>
          </table:table-cell>
          <table:table-cell office:value-type="float" office:value="143.6959625" calcext:value-type="float">
            <text:p>143.6959625</text:p>
          </table:table-cell>
          <table:table-cell office:value-type="float" office:value="144.3291" calcext:value-type="float">
            <text:p>144.3291</text:p>
          </table:table-cell>
          <table:table-cell office:value-type="float" office:value="142.854535" calcext:value-type="float">
            <text:p>142.854535</text:p>
          </table:table-cell>
          <table:table-cell office:value-type="float" office:value="143.105640133484" calcext:value-type="float">
            <text:p>143.105640133484</text:p>
          </table:table-cell>
          <table:table-cell office:value-type="float" office:value="142.658865" calcext:value-type="float">
            <text:p>142.658865</text:p>
          </table:table-cell>
          <table:table-cell table:number-columns-repeated="2" office:value-type="float" office:value="143.050205" calcext:value-type="float">
            <text:p>143.050205</text:p>
          </table:table-cell>
          <table:table-cell office:value-type="float" office:value="0.391340000000014" calcext:value-type="float">
            <text:p>0.391340000000014</text:p>
          </table:table-cell>
          <table:table-cell office:value-type="float" office:value="2.54523" calcext:value-type="float">
            <text:p>2.54523</text:p>
          </table:table-cell>
          <table:table-cell office:value-type="float" office:value="0.435221998352431" calcext:value-type="float">
            <text:p>0.435221998352431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139.9008444" calcext:value-type="float">
            <text:p>139.9008444</text:p>
          </table:table-cell>
          <table:table-cell office:value-type="float" office:value="0.911093225664176" calcext:value-type="float">
            <text:p>0.911093225664176</text:p>
          </table:table-cell>
          <table:table-cell office:value-type="float" office:value="138.8294" calcext:value-type="float">
            <text:p>138.8294</text:p>
          </table:table-cell>
          <table:table-cell office:value-type="float" office:value="139.311005" calcext:value-type="float">
            <text:p>139.311005</text:p>
          </table:table-cell>
          <table:table-cell office:value-type="float" office:value="139.559755" calcext:value-type="float">
            <text:p>139.559755</text:p>
          </table:table-cell>
          <table:table-cell office:value-type="float" office:value="140.2171125" calcext:value-type="float">
            <text:p>140.2171125</text:p>
          </table:table-cell>
          <table:table-cell office:value-type="float" office:value="142.29028" calcext:value-type="float">
            <text:p>142.29028</text:p>
          </table:table-cell>
          <table:table-cell office:value-type="float" office:value="139.43538" calcext:value-type="float">
            <text:p>139.43538</text:p>
          </table:table-cell>
          <table:table-cell office:value-type="float" office:value="139.903781413478" calcext:value-type="float">
            <text:p>139.903781413478</text:p>
          </table:table-cell>
          <table:table-cell office:value-type="float" office:value="139.311005" calcext:value-type="float">
            <text:p>139.311005</text:p>
          </table:table-cell>
          <table:table-cell table:number-columns-repeated="2" office:value-type="float" office:value="139.559755" calcext:value-type="float">
            <text:p>139.559755</text:p>
          </table:table-cell>
          <table:table-cell office:value-type="float" office:value="0.248749999999973" calcext:value-type="float">
            <text:p>0.248749999999973</text:p>
          </table:table-cell>
          <table:table-cell office:value-type="float" office:value="3.46088" calcext:value-type="float">
            <text:p>3.46088</text:p>
          </table:table-cell>
          <table:table-cell office:value-type="float" office:value="0.830090865851153" calcext:value-type="float">
            <text:p>0.830090865851153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141.652072" calcext:value-type="float">
            <text:p>141.652072</text:p>
          </table:table-cell>
          <table:table-cell office:value-type="float" office:value="1.44263769280615" calcext:value-type="float">
            <text:p>1.44263769280615</text:p>
          </table:table-cell>
          <table:table-cell office:value-type="float" office:value="139.18335" calcext:value-type="float">
            <text:p>139.18335</text:p>
          </table:table-cell>
          <table:table-cell office:value-type="float" office:value="140.56032" calcext:value-type="float">
            <text:p>140.56032</text:p>
          </table:table-cell>
          <table:table-cell office:value-type="float" office:value="141.48947" calcext:value-type="float">
            <text:p>141.48947</text:p>
          </table:table-cell>
          <table:table-cell office:value-type="float" office:value="143.2314875" calcext:value-type="float">
            <text:p>143.2314875</text:p>
          </table:table-cell>
          <table:table-cell office:value-type="float" office:value="143.8822" calcext:value-type="float">
            <text:p>143.8822</text:p>
          </table:table-cell>
          <table:table-cell office:value-type="float" office:value="141.024895" calcext:value-type="float">
            <text:p>141.024895</text:p>
          </table:table-cell>
          <table:table-cell office:value-type="float" office:value="141.659344532476" calcext:value-type="float">
            <text:p>141.659344532476</text:p>
          </table:table-cell>
          <table:table-cell office:value-type="float" office:value="140.56032" calcext:value-type="float">
            <text:p>140.56032</text:p>
          </table:table-cell>
          <table:table-cell table:number-columns-repeated="2" office:value-type="float" office:value="141.48947" calcext:value-type="float">
            <text:p>141.48947</text:p>
          </table:table-cell>
          <table:table-cell office:value-type="float" office:value="0.929149999999993" calcext:value-type="float">
            <text:p>0.929149999999993</text:p>
          </table:table-cell>
          <table:table-cell office:value-type="float" office:value="4.69885000000002" calcext:value-type="float">
            <text:p>4.69885000000002</text:p>
          </table:table-cell>
          <table:table-cell office:value-type="float" office:value="2.08120351270505" calcext:value-type="float">
            <text:p>2.08120351270505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143.7201445" calcext:value-type="float">
            <text:p>143.7201445</text:p>
          </table:table-cell>
          <table:table-cell office:value-type="float" office:value="0.603158100528447" calcext:value-type="float">
            <text:p>0.603158100528447</text:p>
          </table:table-cell>
          <table:table-cell office:value-type="float" office:value="142.16309" calcext:value-type="float">
            <text:p>142.16309</text:p>
          </table:table-cell>
          <table:table-cell office:value-type="float" office:value="143.30313" calcext:value-type="float">
            <text:p>143.30313</text:p>
          </table:table-cell>
          <table:table-cell office:value-type="float" office:value="143.794065" calcext:value-type="float">
            <text:p>143.794065</text:p>
          </table:table-cell>
          <table:table-cell office:value-type="float" office:value="144.2053225" calcext:value-type="float">
            <text:p>144.2053225</text:p>
          </table:table-cell>
          <table:table-cell office:value-type="float" office:value="144.87842" calcext:value-type="float">
            <text:p>144.87842</text:p>
          </table:table-cell>
          <table:table-cell office:value-type="float" office:value="143.51163725" calcext:value-type="float">
            <text:p>143.51163725</text:p>
          </table:table-cell>
          <table:table-cell office:value-type="float" office:value="143.721397491112" calcext:value-type="float">
            <text:p>143.721397491112</text:p>
          </table:table-cell>
          <table:table-cell office:value-type="float" office:value="143.30313" calcext:value-type="float">
            <text:p>143.30313</text:p>
          </table:table-cell>
          <table:table-cell table:number-columns-repeated="2" office:value-type="float" office:value="143.794065" calcext:value-type="float">
            <text:p>143.794065</text:p>
          </table:table-cell>
          <table:table-cell office:value-type="float" office:value="0.490934999999979" calcext:value-type="float">
            <text:p>0.490934999999979</text:p>
          </table:table-cell>
          <table:table-cell office:value-type="float" office:value="2.71533000000002" calcext:value-type="float">
            <text:p>2.71533000000002</text:p>
          </table:table-cell>
          <table:table-cell office:value-type="float" office:value="0.363799694233084" calcext:value-type="float">
            <text:p>0.363799694233084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37.2005768" calcext:value-type="float">
            <text:p>137.2005768</text:p>
          </table:table-cell>
          <table:table-cell office:value-type="float" office:value="5.37849707604908" calcext:value-type="float">
            <text:p>5.37849707604908</text:p>
          </table:table-cell>
          <table:table-cell office:value-type="float" office:value="128.72186" calcext:value-type="float">
            <text:p>128.72186</text:p>
          </table:table-cell>
          <table:table-cell office:value-type="float" office:value="131.4806" calcext:value-type="float">
            <text:p>131.4806</text:p>
          </table:table-cell>
          <table:table-cell office:value-type="float" office:value="138.34123" calcext:value-type="float">
            <text:p>138.34123</text:p>
          </table:table-cell>
          <table:table-cell office:value-type="float" office:value="142.8563125" calcext:value-type="float">
            <text:p>142.8563125</text:p>
          </table:table-cell>
          <table:table-cell office:value-type="float" office:value="143.83475" calcext:value-type="float">
            <text:p>143.83475</text:p>
          </table:table-cell>
          <table:table-cell office:value-type="float" office:value="134.3405884" calcext:value-type="float">
            <text:p>134.3405884</text:p>
          </table:table-cell>
          <table:table-cell office:value-type="float" office:value="137.304906040322" calcext:value-type="float">
            <text:p>137.304906040322</text:p>
          </table:table-cell>
          <table:table-cell office:value-type="float" office:value="131.4806" calcext:value-type="float">
            <text:p>131.4806</text:p>
          </table:table-cell>
          <table:table-cell table:number-columns-repeated="2" office:value-type="float" office:value="138.34123" calcext:value-type="float">
            <text:p>138.34123</text:p>
          </table:table-cell>
          <table:table-cell office:value-type="float" office:value="6.86062999999999" calcext:value-type="float">
            <text:p>6.86062999999999</text:p>
          </table:table-cell>
          <table:table-cell office:value-type="float" office:value="15.11289" calcext:value-type="float">
            <text:p>15.11289</text:p>
          </table:table-cell>
          <table:table-cell office:value-type="float" office:value="28.9282307970685" calcext:value-type="float">
            <text:p>28.9282307970685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110.51082138" calcext:value-type="float">
            <text:p>110.51082138</text:p>
          </table:table-cell>
          <table:table-cell office:value-type="float" office:value="11.4618543343216" calcext:value-type="float">
            <text:p>11.4618543343216</text:p>
          </table:table-cell>
          <table:table-cell office:value-type="float" office:value="93.5524" calcext:value-type="float">
            <text:p>93.5524</text:p>
          </table:table-cell>
          <table:table-cell office:value-type="float" office:value="98.02300125" calcext:value-type="float">
            <text:p>98.02300125</text:p>
          </table:table-cell>
          <table:table-cell office:value-type="float" office:value="110.516527" calcext:value-type="float">
            <text:p>110.516527</text:p>
          </table:table-cell>
          <table:table-cell office:value-type="float" office:value="121.976647" calcext:value-type="float">
            <text:p>121.976647</text:p>
          </table:table-cell>
          <table:table-cell office:value-type="float" office:value="128.24704" calcext:value-type="float">
            <text:p>128.24704</text:p>
          </table:table-cell>
          <table:table-cell office:value-type="float" office:value="105.25541069" calcext:value-type="float">
            <text:p>105.25541069</text:p>
          </table:table-cell>
          <table:table-cell office:value-type="float" office:value="111.097713774027" calcext:value-type="float">
            <text:p>111.097713774027</text:p>
          </table:table-cell>
          <table:table-cell office:value-type="float" office:value="98.02300125" calcext:value-type="float">
            <text:p>98.02300125</text:p>
          </table:table-cell>
          <table:table-cell table:number-columns-repeated="2" office:value-type="float" office:value="110.516527" calcext:value-type="float">
            <text:p>110.516527</text:p>
          </table:table-cell>
          <table:table-cell office:value-type="float" office:value="12.49352575" calcext:value-type="float">
            <text:p>12.49352575</text:p>
          </table:table-cell>
          <table:table-cell office:value-type="float" office:value="34.69464" calcext:value-type="float">
            <text:p>34.69464</text:p>
          </table:table-cell>
          <table:table-cell office:value-type="float" office:value="131.374104781207" calcext:value-type="float">
            <text:p>131.374104781207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96.66909625" calcext:value-type="float">
            <text:p>96.66909625</text:p>
          </table:table-cell>
          <table:table-cell office:value-type="float" office:value="2.88579386523692" calcext:value-type="float">
            <text:p>2.88579386523692</text:p>
          </table:table-cell>
          <table:table-cell office:value-type="float" office:value="91.54144" calcext:value-type="float">
            <text:p>91.54144</text:p>
          </table:table-cell>
          <table:table-cell office:value-type="float" office:value="93.8557175" calcext:value-type="float">
            <text:p>93.8557175</text:p>
          </table:table-cell>
          <table:table-cell office:value-type="float" office:value="97.359375" calcext:value-type="float">
            <text:p>97.359375</text:p>
          </table:table-cell>
          <table:table-cell office:value-type="float" office:value="98.85753" calcext:value-type="float">
            <text:p>98.85753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97.014235625" calcext:value-type="float">
            <text:p>97.014235625</text:p>
          </table:table-cell>
          <table:table-cell office:value-type="float" office:value="96.7117298881686" calcext:value-type="float">
            <text:p>96.7117298881686</text:p>
          </table:table-cell>
          <table:table-cell office:value-type="float" office:value="93.8557175" calcext:value-type="float">
            <text:p>93.8557175</text:p>
          </table:table-cell>
          <table:table-cell table:number-columns-repeated="2" office:value-type="float" office:value="97.359375" calcext:value-type="float">
            <text:p>97.359375</text:p>
          </table:table-cell>
          <table:table-cell office:value-type="float" office:value="3.5036575" calcext:value-type="float">
            <text:p>3.5036575</text:p>
          </table:table-cell>
          <table:table-cell office:value-type="float" office:value="9.37655999999998" calcext:value-type="float">
            <text:p>9.37655999999998</text:p>
          </table:table-cell>
          <table:table-cell office:value-type="float" office:value="8.32780623263902" calcext:value-type="float">
            <text:p>8.32780623263902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74.52247678" calcext:value-type="float">
            <text:p>74.52247678</text:p>
          </table:table-cell>
          <table:table-cell office:value-type="float" office:value="13.5394829964927" calcext:value-type="float">
            <text:p>13.5394829964927</text:p>
          </table:table-cell>
          <table:table-cell office:value-type="float" office:value="57.463135" calcext:value-type="float">
            <text:p>57.463135</text:p>
          </table:table-cell>
          <table:table-cell office:value-type="float" office:value="62.27256" calcext:value-type="float">
            <text:p>62.27256</text:p>
          </table:table-cell>
          <table:table-cell office:value-type="float" office:value="72.1962125" calcext:value-type="float">
            <text:p>72.1962125</text:p>
          </table:table-cell>
          <table:table-cell office:value-type="float" office:value="85.550232" calcext:value-type="float">
            <text:p>85.550232</text:p>
          </table:table-cell>
          <table:table-cell office:value-type="float" office:value="98.49811" calcext:value-type="float">
            <text:p>98.49811</text:p>
          </table:table-cell>
          <table:table-cell office:value-type="float" office:value="73.35934464" calcext:value-type="float">
            <text:p>73.35934464</text:p>
          </table:table-cell>
          <table:table-cell office:value-type="float" office:value="75.7303371789657" calcext:value-type="float">
            <text:p>75.7303371789657</text:p>
          </table:table-cell>
          <table:table-cell office:value-type="float" office:value="62.27256" calcext:value-type="float">
            <text:p>62.27256</text:p>
          </table:table-cell>
          <table:table-cell table:number-columns-repeated="2" office:value-type="float" office:value="72.1962125" calcext:value-type="float">
            <text:p>72.1962125</text:p>
          </table:table-cell>
          <table:table-cell office:value-type="float" office:value="9.9236525" calcext:value-type="float">
            <text:p>9.9236525</text:p>
          </table:table-cell>
          <table:table-cell office:value-type="float" office:value="41.034975" calcext:value-type="float">
            <text:p>41.034975</text:p>
          </table:table-cell>
          <table:table-cell office:value-type="float" office:value="183.317599812316" calcext:value-type="float">
            <text:p>183.317599812316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71.17166893" calcext:value-type="float">
            <text:p>71.17166893</text:p>
          </table:table-cell>
          <table:table-cell office:value-type="float" office:value="3.99941286204714" calcext:value-type="float">
            <text:p>3.99941286204714</text:p>
          </table:table-cell>
          <table:table-cell office:value-type="float" office:value="64.631195" calcext:value-type="float">
            <text:p>64.631195</text:p>
          </table:table-cell>
          <table:table-cell office:value-type="float" office:value="67.23635125" calcext:value-type="float">
            <text:p>67.23635125</text:p>
          </table:table-cell>
          <table:table-cell office:value-type="float" office:value="72.36212" calcext:value-type="float">
            <text:p>72.36212</text:p>
          </table:table-cell>
          <table:table-cell office:value-type="float" office:value="74.82588" calcext:value-type="float">
            <text:p>74.82588</text:p>
          </table:table-cell>
          <table:table-cell office:value-type="float" office:value="76.745056" calcext:value-type="float">
            <text:p>76.745056</text:p>
          </table:table-cell>
          <table:table-cell office:value-type="float" office:value="71.766894465" calcext:value-type="float">
            <text:p>71.766894465</text:p>
          </table:table-cell>
          <table:table-cell office:value-type="float" office:value="71.282829689135" calcext:value-type="float">
            <text:p>71.282829689135</text:p>
          </table:table-cell>
          <table:table-cell office:value-type="float" office:value="67.23635125" calcext:value-type="float">
            <text:p>67.23635125</text:p>
          </table:table-cell>
          <table:table-cell table:number-columns-repeated="2" office:value-type="float" office:value="72.36212" calcext:value-type="float">
            <text:p>72.36212</text:p>
          </table:table-cell>
          <table:table-cell office:value-type="float" office:value="5.12576875000001" calcext:value-type="float">
            <text:p>5.12576875000001</text:p>
          </table:table-cell>
          <table:table-cell office:value-type="float" office:value="12.113861" calcext:value-type="float">
            <text:p>12.113861</text:p>
          </table:table-cell>
          <table:table-cell office:value-type="float" office:value="15.9953032411081" calcext:value-type="float">
            <text:p>15.9953032411081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79.07991801" calcext:value-type="float">
            <text:p>79.07991801</text:p>
          </table:table-cell>
          <table:table-cell office:value-type="float" office:value="5.03834092231414" calcext:value-type="float">
            <text:p>5.03834092231414</text:p>
          </table:table-cell>
          <table:table-cell office:value-type="float" office:value="71.17496" calcext:value-type="float">
            <text:p>71.17496</text:p>
          </table:table-cell>
          <table:table-cell office:value-type="float" office:value="73.6746825" calcext:value-type="float">
            <text:p>73.6746825</text:p>
          </table:table-cell>
          <table:table-cell office:value-type="float" office:value="81.259295" calcext:value-type="float">
            <text:p>81.259295</text:p>
          </table:table-cell>
          <table:table-cell office:value-type="float" office:value="83.6968225" calcext:value-type="float">
            <text:p>83.6968225</text:p>
          </table:table-cell>
          <table:table-cell office:value-type="float" office:value="85.11151" calcext:value-type="float">
            <text:p>85.11151</text:p>
          </table:table-cell>
          <table:table-cell office:value-type="float" office:value="80.169606505" calcext:value-type="float">
            <text:p>80.169606505</text:p>
          </table:table-cell>
          <table:table-cell office:value-type="float" office:value="79.2386551054805" calcext:value-type="float">
            <text:p>79.2386551054805</text:p>
          </table:table-cell>
          <table:table-cell office:value-type="float" office:value="73.6746825" calcext:value-type="float">
            <text:p>73.6746825</text:p>
          </table:table-cell>
          <table:table-cell table:number-columns-repeated="2" office:value-type="float" office:value="81.259295" calcext:value-type="float">
            <text:p>81.259295</text:p>
          </table:table-cell>
          <table:table-cell office:value-type="float" office:value="7.58461249999999" calcext:value-type="float">
            <text:p>7.58461249999999</text:p>
          </table:table-cell>
          <table:table-cell office:value-type="float" office:value="13.93655" calcext:value-type="float">
            <text:p>13.93655</text:p>
          </table:table-cell>
          <table:table-cell office:value-type="float" office:value="25.3848792494653" calcext:value-type="float">
            <text:p>25.3848792494653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87.10361644" calcext:value-type="float">
            <text:p>87.10361644</text:p>
          </table:table-cell>
          <table:table-cell office:value-type="float" office:value="2.0208216117864" calcext:value-type="float">
            <text:p>2.0208216117864</text:p>
          </table:table-cell>
          <table:table-cell office:value-type="float" office:value="82.77106" calcext:value-type="float">
            <text:p>82.77106</text:p>
          </table:table-cell>
          <table:table-cell office:value-type="float" office:value="86.4076545" calcext:value-type="float">
            <text:p>86.4076545</text:p>
          </table:table-cell>
          <table:table-cell office:value-type="float" office:value="87.6076205" calcext:value-type="float">
            <text:p>87.6076205</text:p>
          </table:table-cell>
          <table:table-cell office:value-type="float" office:value="88.455095" calcext:value-type="float">
            <text:p>88.455095</text:p>
          </table:table-cell>
          <table:table-cell office:value-type="float" office:value="90.57547" calcext:value-type="float">
            <text:p>90.57547</text:p>
          </table:table-cell>
          <table:table-cell office:value-type="float" office:value="87.35561847" calcext:value-type="float">
            <text:p>87.35561847</text:p>
          </table:table-cell>
          <table:table-cell office:value-type="float" office:value="87.1268206679977" calcext:value-type="float">
            <text:p>87.1268206679977</text:p>
          </table:table-cell>
          <table:table-cell office:value-type="float" office:value="86.4076545" calcext:value-type="float">
            <text:p>86.4076545</text:p>
          </table:table-cell>
          <table:table-cell table:number-columns-repeated="2" office:value-type="float" office:value="87.6076205" calcext:value-type="float">
            <text:p>87.6076205</text:p>
          </table:table-cell>
          <table:table-cell office:value-type="float" office:value="1.19996599999999" calcext:value-type="float">
            <text:p>1.19996599999999</text:p>
          </table:table-cell>
          <table:table-cell office:value-type="float" office:value="7.80441" calcext:value-type="float">
            <text:p>7.80441</text:p>
          </table:table-cell>
          <table:table-cell office:value-type="float" office:value="4.083719986663" calcext:value-type="float">
            <text:p>4.083719986663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89.1453447800001" calcext:value-type="float">
            <text:p>89.1453447800001</text:p>
          </table:table-cell>
          <table:table-cell office:value-type="float" office:value="0.997495049610769" calcext:value-type="float">
            <text:p>0.997495049610769</text:p>
          </table:table-cell>
          <table:table-cell office:value-type="float" office:value="87.24948" calcext:value-type="float">
            <text:p>87.24948</text:p>
          </table:table-cell>
          <table:table-cell office:value-type="float" office:value="88.28340125" calcext:value-type="float">
            <text:p>88.28340125</text:p>
          </table:table-cell>
          <table:table-cell office:value-type="float" office:value="89.152161" calcext:value-type="float">
            <text:p>89.152161</text:p>
          </table:table-cell>
          <table:table-cell office:value-type="float" office:value="89.8883225" calcext:value-type="float">
            <text:p>89.8883225</text:p>
          </table:table-cell>
          <table:table-cell office:value-type="float" office:value="90.97116" calcext:value-type="float">
            <text:p>90.97116</text:p>
          </table:table-cell>
          <table:table-cell office:value-type="float" office:value="89.1487528900001" calcext:value-type="float">
            <text:p>89.1487528900001</text:p>
          </table:table-cell>
          <table:table-cell office:value-type="float" office:value="89.1508695546787" calcext:value-type="float">
            <text:p>89.1508695546787</text:p>
          </table:table-cell>
          <table:table-cell office:value-type="float" office:value="88.28340125" calcext:value-type="float">
            <text:p>88.28340125</text:p>
          </table:table-cell>
          <table:table-cell table:number-columns-repeated="2" office:value-type="float" office:value="89.152161" calcext:value-type="float">
            <text:p>89.152161</text:p>
          </table:table-cell>
          <table:table-cell office:value-type="float" office:value="0.86875975000001" calcext:value-type="float">
            <text:p>0.86875975000001</text:p>
          </table:table-cell>
          <table:table-cell office:value-type="float" office:value="3.72167999999999" calcext:value-type="float">
            <text:p>3.72167999999999</text:p>
          </table:table-cell>
          <table:table-cell office:value-type="float" office:value="0.99499637399799" calcext:value-type="float">
            <text:p>0.99499637399799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87.63255225" calcext:value-type="float">
            <text:p>87.63255225</text:p>
          </table:table-cell>
          <table:table-cell office:value-type="float" office:value="0.842671378073151" calcext:value-type="float">
            <text:p>0.842671378073151</text:p>
          </table:table-cell>
          <table:table-cell office:value-type="float" office:value="85.91434" calcext:value-type="float">
            <text:p>85.91434</text:p>
          </table:table-cell>
          <table:table-cell office:value-type="float" office:value="87.0339075" calcext:value-type="float">
            <text:p>87.0339075</text:p>
          </table:table-cell>
          <table:table-cell office:value-type="float" office:value="87.37694" calcext:value-type="float">
            <text:p>87.37694</text:p>
          </table:table-cell>
          <table:table-cell office:value-type="float" office:value="88.219505" calcext:value-type="float">
            <text:p>88.219505</text:p>
          </table:table-cell>
          <table:table-cell office:value-type="float" office:value="89.51727" calcext:value-type="float">
            <text:p>89.51727</text:p>
          </table:table-cell>
          <table:table-cell office:value-type="float" office:value="87.504746125" calcext:value-type="float">
            <text:p>87.504746125</text:p>
          </table:table-cell>
          <table:table-cell office:value-type="float" office:value="87.6365631911127" calcext:value-type="float">
            <text:p>87.6365631911127</text:p>
          </table:table-cell>
          <table:table-cell office:value-type="float" office:value="87.0339075" calcext:value-type="float">
            <text:p>87.0339075</text:p>
          </table:table-cell>
          <table:table-cell table:number-columns-repeated="2" office:value-type="float" office:value="87.37694" calcext:value-type="float">
            <text:p>87.37694</text:p>
          </table:table-cell>
          <table:table-cell office:value-type="float" office:value="0.343032500000007" calcext:value-type="float">
            <text:p>0.343032500000007</text:p>
          </table:table-cell>
          <table:table-cell office:value-type="float" office:value="3.60293" calcext:value-type="float">
            <text:p>3.60293</text:p>
          </table:table-cell>
          <table:table-cell office:value-type="float" office:value="0.710095051423704" calcext:value-type="float">
            <text:p>0.710095051423704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90.57060944" calcext:value-type="float">
            <text:p>90.57060944</text:p>
          </table:table-cell>
          <table:table-cell office:value-type="float" office:value="1.94285065265945" calcext:value-type="float">
            <text:p>1.94285065265945</text:p>
          </table:table-cell>
          <table:table-cell office:value-type="float" office:value="87.00293" calcext:value-type="float">
            <text:p>87.00293</text:p>
          </table:table-cell>
          <table:table-cell office:value-type="float" office:value="88.629303" calcext:value-type="float">
            <text:p>88.629303</text:p>
          </table:table-cell>
          <table:table-cell office:value-type="float" office:value="91.185638" calcext:value-type="float">
            <text:p>91.185638</text:p>
          </table:table-cell>
          <table:table-cell office:value-type="float" office:value="92.20760625" calcext:value-type="float">
            <text:p>92.20760625</text:p>
          </table:table-cell>
          <table:table-cell office:value-type="float" office:value="93.43524" calcext:value-type="float">
            <text:p>93.43524</text:p>
          </table:table-cell>
          <table:table-cell office:value-type="float" office:value="90.87812372" calcext:value-type="float">
            <text:p>90.87812372</text:p>
          </table:table-cell>
          <table:table-cell office:value-type="float" office:value="90.5912369730372" calcext:value-type="float">
            <text:p>90.5912369730372</text:p>
          </table:table-cell>
          <table:table-cell office:value-type="float" office:value="88.629303" calcext:value-type="float">
            <text:p>88.629303</text:p>
          </table:table-cell>
          <table:table-cell table:number-columns-repeated="2" office:value-type="float" office:value="91.185638" calcext:value-type="float">
            <text:p>91.185638</text:p>
          </table:table-cell>
          <table:table-cell office:value-type="float" office:value="2.55633500000002" calcext:value-type="float">
            <text:p>2.55633500000002</text:p>
          </table:table-cell>
          <table:table-cell office:value-type="float" office:value="6.43231" calcext:value-type="float">
            <text:p>6.43231</text:p>
          </table:table-cell>
          <table:table-cell office:value-type="float" office:value="3.77466865853926" calcext:value-type="float">
            <text:p>3.77466865853926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92.30202298" calcext:value-type="float">
            <text:p>92.30202298</text:p>
          </table:table-cell>
          <table:table-cell office:value-type="float" office:value="1.08911809369368" calcext:value-type="float">
            <text:p>1.08911809369368</text:p>
          </table:table-cell>
          <table:table-cell office:value-type="float" office:value="90.220245" calcext:value-type="float">
            <text:p>90.220245</text:p>
          </table:table-cell>
          <table:table-cell office:value-type="float" office:value="91.4972825" calcext:value-type="float">
            <text:p>91.4972825</text:p>
          </table:table-cell>
          <table:table-cell office:value-type="float" office:value="92.190917" calcext:value-type="float">
            <text:p>92.190917</text:p>
          </table:table-cell>
          <table:table-cell office:value-type="float" office:value="93.3240975" calcext:value-type="float">
            <text:p>93.3240975</text:p>
          </table:table-cell>
          <table:table-cell office:value-type="float" office:value="94.43567" calcext:value-type="float">
            <text:p>94.43567</text:p>
          </table:table-cell>
          <table:table-cell office:value-type="float" office:value="92.24646999" calcext:value-type="float">
            <text:p>92.24646999</text:p>
          </table:table-cell>
          <table:table-cell office:value-type="float" office:value="92.3083840322223" calcext:value-type="float">
            <text:p>92.3083840322223</text:p>
          </table:table-cell>
          <table:table-cell office:value-type="float" office:value="91.4972825" calcext:value-type="float">
            <text:p>91.4972825</text:p>
          </table:table-cell>
          <table:table-cell table:number-columns-repeated="2" office:value-type="float" office:value="92.190917" calcext:value-type="float">
            <text:p>92.190917</text:p>
          </table:table-cell>
          <table:table-cell office:value-type="float" office:value="0.693634500000002" calcext:value-type="float">
            <text:p>0.693634500000002</text:p>
          </table:table-cell>
          <table:table-cell office:value-type="float" office:value="4.21542500000001" calcext:value-type="float">
            <text:p>4.21542500000001</text:p>
          </table:table-cell>
          <table:table-cell office:value-type="float" office:value="1.18617822201095" calcext:value-type="float">
            <text:p>1.18617822201095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94.16298679" calcext:value-type="float">
            <text:p>94.16298679</text:p>
          </table:table-cell>
          <table:table-cell office:value-type="float" office:value="0.528874743146665" calcext:value-type="float">
            <text:p>0.528874743146665</text:p>
          </table:table-cell>
          <table:table-cell office:value-type="float" office:value="93.05377" calcext:value-type="float">
            <text:p>93.05377</text:p>
          </table:table-cell>
          <table:table-cell office:value-type="float" office:value="93.7665725" calcext:value-type="float">
            <text:p>93.7665725</text:p>
          </table:table-cell>
          <table:table-cell office:value-type="float" office:value="94.230712" calcext:value-type="float">
            <text:p>94.230712</text:p>
          </table:table-cell>
          <table:table-cell office:value-type="float" office:value="94.601035" calcext:value-type="float">
            <text:p>94.601035</text:p>
          </table:table-cell>
          <table:table-cell office:value-type="float" office:value="95.30585" calcext:value-type="float">
            <text:p>95.30585</text:p>
          </table:table-cell>
          <table:table-cell office:value-type="float" office:value="94.196849395" calcext:value-type="float">
            <text:p>94.196849395</text:p>
          </table:table-cell>
          <table:table-cell office:value-type="float" office:value="94.1644571620456" calcext:value-type="float">
            <text:p>94.1644571620456</text:p>
          </table:table-cell>
          <table:table-cell office:value-type="float" office:value="93.7665725" calcext:value-type="float">
            <text:p>93.7665725</text:p>
          </table:table-cell>
          <table:table-cell table:number-columns-repeated="2" office:value-type="float" office:value="94.230712" calcext:value-type="float">
            <text:p>94.230712</text:p>
          </table:table-cell>
          <table:table-cell office:value-type="float" office:value="0.464139500000002" calcext:value-type="float">
            <text:p>0.464139500000002</text:p>
          </table:table-cell>
          <table:table-cell office:value-type="float" office:value="2.25208000000001" calcext:value-type="float">
            <text:p>2.25208000000001</text:p>
          </table:table-cell>
          <table:table-cell office:value-type="float" office:value="0.279708493938451" calcext:value-type="float">
            <text:p>0.279708493938451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112.2655563" calcext:value-type="float">
            <text:p>112.2655563</text:p>
          </table:table-cell>
          <table:table-cell office:value-type="float" office:value="10.2356648019182" calcext:value-type="float">
            <text:p>10.2356648019182</text:p>
          </table:table-cell>
          <table:table-cell office:value-type="float" office:value="94.93509" calcext:value-type="float">
            <text:p>94.93509</text:p>
          </table:table-cell>
          <table:table-cell office:value-type="float" office:value="103.7495325" calcext:value-type="float">
            <text:p>103.7495325</text:p>
          </table:table-cell>
          <table:table-cell office:value-type="float" office:value="113.74745" calcext:value-type="float">
            <text:p>113.74745</text:p>
          </table:table-cell>
          <table:table-cell office:value-type="float" office:value="120.676515" calcext:value-type="float">
            <text:p>120.676515</text:p>
          </table:table-cell>
          <table:table-cell office:value-type="float" office:value="129.82434" calcext:value-type="float">
            <text:p>129.82434</text:p>
          </table:table-cell>
          <table:table-cell office:value-type="float" office:value="108.0075444" calcext:value-type="float">
            <text:p>108.0075444</text:p>
          </table:table-cell>
          <table:table-cell office:value-type="float" office:value="112.72655533168" calcext:value-type="float">
            <text:p>112.72655533168</text:p>
          </table:table-cell>
          <table:table-cell office:value-type="float" office:value="103.7495325" calcext:value-type="float">
            <text:p>103.7495325</text:p>
          </table:table-cell>
          <table:table-cell table:number-columns-repeated="2" office:value-type="float" office:value="113.74745" calcext:value-type="float">
            <text:p>113.74745</text:p>
          </table:table-cell>
          <table:table-cell office:value-type="float" office:value="9.99791750000001" calcext:value-type="float">
            <text:p>9.99791750000001</text:p>
          </table:table-cell>
          <table:table-cell office:value-type="float" office:value="34.88925" calcext:value-type="float">
            <text:p>34.88925</text:p>
          </table:table-cell>
          <table:table-cell office:value-type="float" office:value="104.768833937227" calcext:value-type="float">
            <text:p>104.768833937227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float" office:value="100" calcext:value-type="float">
            <text:p>100</text:p>
          </table:table-cell>
          <table:table-cell office:value-type="float" office:value="136.7513796" calcext:value-type="float">
            <text:p>136.7513796</text:p>
          </table:table-cell>
          <table:table-cell office:value-type="float" office:value="3.66179306734176" calcext:value-type="float">
            <text:p>3.66179306734176</text:p>
          </table:table-cell>
          <table:table-cell office:value-type="float" office:value="129.46954" calcext:value-type="float">
            <text:p>129.46954</text:p>
          </table:table-cell>
          <table:table-cell office:value-type="float" office:value="134.02133" calcext:value-type="float">
            <text:p>134.02133</text:p>
          </table:table-cell>
          <table:table-cell office:value-type="float" office:value="136.031495" calcext:value-type="float">
            <text:p>136.031495</text:p>
          </table:table-cell>
          <table:table-cell office:value-type="float" office:value="139.82002" calcext:value-type="float">
            <text:p>139.82002</text:p>
          </table:table-cell>
          <table:table-cell office:value-type="float" office:value="143.37817" calcext:value-type="float">
            <text:p>143.37817</text:p>
          </table:table-cell>
          <table:table-cell office:value-type="float" office:value="135.0264125" calcext:value-type="float">
            <text:p>135.0264125</text:p>
          </table:table-cell>
          <table:table-cell office:value-type="float" office:value="136.79990666549" calcext:value-type="float">
            <text:p>136.79990666549</text:p>
          </table:table-cell>
          <table:table-cell office:value-type="float" office:value="134.02133" calcext:value-type="float">
            <text:p>134.02133</text:p>
          </table:table-cell>
          <table:table-cell table:number-columns-repeated="2" office:value-type="float" office:value="136.031495" calcext:value-type="float">
            <text:p>136.031495</text:p>
          </table:table-cell>
          <table:table-cell office:value-type="float" office:value="2.010165" calcext:value-type="float">
            <text:p>2.010165</text:p>
          </table:table-cell>
          <table:table-cell office:value-type="float" office:value="13.90863" calcext:value-type="float">
            <text:p>13.90863</text:p>
          </table:table-cell>
          <table:table-cell office:value-type="float" office:value="13.4087284680322" calcext:value-type="float">
            <text:p>13.4087284680322</text:p>
          </table:table-cell>
        </table:table-row>
        <table:table-row table:style-name="ro2">
          <table:table-cell office:value-type="string" calcext:value-type="string">
            <text:p>w31</text:p>
          </table:table-cell>
          <table:table-cell office:value-type="float" office:value="100" calcext:value-type="float">
            <text:p>100</text:p>
          </table:table-cell>
          <table:table-cell office:value-type="float" office:value="133.3244173" calcext:value-type="float">
            <text:p>133.3244173</text:p>
          </table:table-cell>
          <table:table-cell office:value-type="float" office:value="3.53671686248833" calcext:value-type="float">
            <text:p>3.53671686248833</text:p>
          </table:table-cell>
          <table:table-cell office:value-type="float" office:value="126.841705" calcext:value-type="float">
            <text:p>126.841705</text:p>
          </table:table-cell>
          <table:table-cell office:value-type="float" office:value="130.054505" calcext:value-type="float">
            <text:p>130.054505</text:p>
          </table:table-cell>
          <table:table-cell office:value-type="float" office:value="134.82199" calcext:value-type="float">
            <text:p>134.82199</text:p>
          </table:table-cell>
          <table:table-cell office:value-type="float" office:value="135.9266975" calcext:value-type="float">
            <text:p>135.9266975</text:p>
          </table:table-cell>
          <table:table-cell office:value-type="float" office:value="138.30481" calcext:value-type="float">
            <text:p>138.30481</text:p>
          </table:table-cell>
          <table:table-cell office:value-type="float" office:value="131.68946115" calcext:value-type="float">
            <text:p>131.68946115</text:p>
          </table:table-cell>
          <table:table-cell office:value-type="float" office:value="133.370849629476" calcext:value-type="float">
            <text:p>133.370849629476</text:p>
          </table:table-cell>
          <table:table-cell office:value-type="float" office:value="130.054505" calcext:value-type="float">
            <text:p>130.054505</text:p>
          </table:table-cell>
          <table:table-cell table:number-columns-repeated="2" office:value-type="float" office:value="134.82199" calcext:value-type="float">
            <text:p>134.82199</text:p>
          </table:table-cell>
          <table:table-cell office:value-type="float" office:value="4.76748499999999" calcext:value-type="float">
            <text:p>4.76748499999999</text:p>
          </table:table-cell>
          <table:table-cell office:value-type="float" office:value="11.463105" calcext:value-type="float">
            <text:p>11.463105</text:p>
          </table:table-cell>
          <table:table-cell office:value-type="float" office:value="12.5083661654093" calcext:value-type="float">
            <text:p>12.5083661654093</text:p>
          </table:table-cell>
        </table:table-row>
        <table:table-row table:style-name="ro2">
          <table:table-cell office:value-type="string" calcext:value-type="string">
            <text:p>w32</text:p>
          </table:table-cell>
          <table:table-cell office:value-type="float" office:value="100" calcext:value-type="float">
            <text:p>100</text:p>
          </table:table-cell>
          <table:table-cell office:value-type="float" office:value="124.98622999" calcext:value-type="float">
            <text:p>124.98622999</text:p>
          </table:table-cell>
          <table:table-cell office:value-type="float" office:value="0.833002590599965" calcext:value-type="float">
            <text:p>0.833002590599965</text:p>
          </table:table-cell>
          <table:table-cell office:value-type="float" office:value="123.88031" calcext:value-type="float">
            <text:p>123.88031</text:p>
          </table:table-cell>
          <table:table-cell office:value-type="float" office:value="124.488098" calcext:value-type="float">
            <text:p>124.488098</text:p>
          </table:table-cell>
          <table:table-cell office:value-type="float" office:value="124.737245" calcext:value-type="float">
            <text:p>124.737245</text:p>
          </table:table-cell>
          <table:table-cell office:value-type="float" office:value="125.17109" calcext:value-type="float">
            <text:p>125.17109</text:p>
          </table:table-cell>
          <table:table-cell office:value-type="float" office:value="127.393585" calcext:value-type="float">
            <text:p>127.393585</text:p>
          </table:table-cell>
          <table:table-cell office:value-type="float" office:value="124.6126715" calcext:value-type="float">
            <text:p>124.6126715</text:p>
          </table:table-cell>
          <table:table-cell office:value-type="float" office:value="124.988978080053" calcext:value-type="float">
            <text:p>124.988978080053</text:p>
          </table:table-cell>
          <table:table-cell office:value-type="float" office:value="124.488098" calcext:value-type="float">
            <text:p>124.488098</text:p>
          </table:table-cell>
          <table:table-cell table:number-columns-repeated="2" office:value-type="float" office:value="124.737245" calcext:value-type="float">
            <text:p>124.737245</text:p>
          </table:table-cell>
          <table:table-cell office:value-type="float" office:value="0.249147000000008" calcext:value-type="float">
            <text:p>0.249147000000008</text:p>
          </table:table-cell>
          <table:table-cell office:value-type="float" office:value="3.51327500000001" calcext:value-type="float">
            <text:p>3.51327500000001</text:p>
          </table:table-cell>
          <table:table-cell office:value-type="float" office:value="0.693893315946253" calcext:value-type="float">
            <text:p>0.693893315946253</text:p>
          </table:table-cell>
        </table:table-row>
        <table:table-row table:style-name="ro2">
          <table:table-cell office:value-type="string" calcext:value-type="string">
            <text:p>w33</text:p>
          </table:table-cell>
          <table:table-cell office:value-type="float" office:value="100" calcext:value-type="float">
            <text:p>100</text:p>
          </table:table-cell>
          <table:table-cell office:value-type="float" office:value="130.08726401" calcext:value-type="float">
            <text:p>130.08726401</text:p>
          </table:table-cell>
          <table:table-cell office:value-type="float" office:value="3.9679469465896" calcext:value-type="float">
            <text:p>3.9679469465896</text:p>
          </table:table-cell>
          <table:table-cell office:value-type="float" office:value="124.56848" calcext:value-type="float">
            <text:p>124.56848</text:p>
          </table:table-cell>
          <table:table-cell office:value-type="float" office:value="126.4416485" calcext:value-type="float">
            <text:p>126.4416485</text:p>
          </table:table-cell>
          <table:table-cell office:value-type="float" office:value="128.99336" calcext:value-type="float">
            <text:p>128.99336</text:p>
          </table:table-cell>
          <table:table-cell office:value-type="float" office:value="133.80022" calcext:value-type="float">
            <text:p>133.80022</text:p>
          </table:table-cell>
          <table:table-cell office:value-type="float" office:value="139.0444" calcext:value-type="float">
            <text:p>139.0444</text:p>
          </table:table-cell>
          <table:table-cell office:value-type="float" office:value="127.71750425" calcext:value-type="float">
            <text:p>127.71750425</text:p>
          </table:table-cell>
          <table:table-cell office:value-type="float" office:value="130.147160608861" calcext:value-type="float">
            <text:p>130.147160608861</text:p>
          </table:table-cell>
          <table:table-cell office:value-type="float" office:value="126.4416485" calcext:value-type="float">
            <text:p>126.4416485</text:p>
          </table:table-cell>
          <table:table-cell table:number-columns-repeated="2" office:value-type="float" office:value="128.99336" calcext:value-type="float">
            <text:p>128.99336</text:p>
          </table:table-cell>
          <table:table-cell office:value-type="float" office:value="2.55171150000001" calcext:value-type="float">
            <text:p>2.55171150000001</text:p>
          </table:table-cell>
          <table:table-cell office:value-type="float" office:value="14.47592" calcext:value-type="float">
            <text:p>14.47592</text:p>
          </table:table-cell>
          <table:table-cell office:value-type="float" office:value="15.7446029709497" calcext:value-type="float">
            <text:p>15.7446029709497</text:p>
          </table:table-cell>
        </table:table-row>
        <table:table-row table:style-name="ro2">
          <table:table-cell office:value-type="string" calcext:value-type="string">
            <text:p>w34</text:p>
          </table:table-cell>
          <table:table-cell office:value-type="float" office:value="100" calcext:value-type="float">
            <text:p>100</text:p>
          </table:table-cell>
          <table:table-cell office:value-type="float" office:value="167.9020776" calcext:value-type="float">
            <text:p>167.9020776</text:p>
          </table:table-cell>
          <table:table-cell office:value-type="float" office:value="16.5801343042692" calcext:value-type="float">
            <text:p>16.5801343042692</text:p>
          </table:table-cell>
          <table:table-cell office:value-type="float" office:value="139.4685" calcext:value-type="float">
            <text:p>139.4685</text:p>
          </table:table-cell>
          <table:table-cell office:value-type="float" office:value="153.7977925" calcext:value-type="float">
            <text:p>153.7977925</text:p>
          </table:table-cell>
          <table:table-cell office:value-type="float" office:value="168.71991" calcext:value-type="float">
            <text:p>168.71991</text:p>
          </table:table-cell>
          <table:table-cell office:value-type="float" office:value="182.28056" calcext:value-type="float">
            <text:p>182.28056</text:p>
          </table:table-cell>
          <table:table-cell office:value-type="float" office:value="194.72038" calcext:value-type="float">
            <text:p>194.72038</text:p>
          </table:table-cell>
          <table:table-cell office:value-type="float" office:value="160.84993505" calcext:value-type="float">
            <text:p>160.84993505</text:p>
          </table:table-cell>
          <table:table-cell office:value-type="float" office:value="168.710579121194" calcext:value-type="float">
            <text:p>168.710579121194</text:p>
          </table:table-cell>
          <table:table-cell office:value-type="float" office:value="153.7977925" calcext:value-type="float">
            <text:p>153.7977925</text:p>
          </table:table-cell>
          <table:table-cell table:number-columns-repeated="2" office:value-type="float" office:value="168.71991" calcext:value-type="float">
            <text:p>168.71991</text:p>
          </table:table-cell>
          <table:table-cell office:value-type="float" office:value="14.9221175" calcext:value-type="float">
            <text:p>14.9221175</text:p>
          </table:table-cell>
          <table:table-cell office:value-type="float" office:value="55.25188" calcext:value-type="float">
            <text:p>55.25188</text:p>
          </table:table-cell>
          <table:table-cell office:value-type="float" office:value="274.900853547604" calcext:value-type="float">
            <text:p>274.900853547604</text:p>
          </table:table-cell>
        </table:table-row>
        <table:table-row table:style-name="ro2">
          <table:table-cell office:value-type="string" calcext:value-type="string">
            <text:p>w35</text:p>
          </table:table-cell>
          <table:table-cell office:value-type="float" office:value="100" calcext:value-type="float">
            <text:p>100</text:p>
          </table:table-cell>
          <table:table-cell office:value-type="float" office:value="211.6687114" calcext:value-type="float">
            <text:p>211.6687114</text:p>
          </table:table-cell>
          <table:table-cell office:value-type="float" office:value="7.07233903080205" calcext:value-type="float">
            <text:p>7.07233903080205</text:p>
          </table:table-cell>
          <table:table-cell office:value-type="float" office:value="195.19928" calcext:value-type="float">
            <text:p>195.19928</text:p>
          </table:table-cell>
          <table:table-cell office:value-type="float" office:value="208.161165" calcext:value-type="float">
            <text:p>208.161165</text:p>
          </table:table-cell>
          <table:table-cell office:value-type="float" office:value="210.97894" calcext:value-type="float">
            <text:p>210.97894</text:p>
          </table:table-cell>
          <table:table-cell office:value-type="float" office:value="216.501785" calcext:value-type="float">
            <text:p>216.501785</text:p>
          </table:table-cell>
          <table:table-cell office:value-type="float" office:value="222.96982" calcext:value-type="float">
            <text:p>222.96982</text:p>
          </table:table-cell>
          <table:table-cell office:value-type="float" office:value="209.5700525" calcext:value-type="float">
            <text:p>209.5700525</text:p>
          </table:table-cell>
          <table:table-cell office:value-type="float" office:value="211.785649148637" calcext:value-type="float">
            <text:p>211.785649148637</text:p>
          </table:table-cell>
          <table:table-cell office:value-type="float" office:value="208.161165" calcext:value-type="float">
            <text:p>208.161165</text:p>
          </table:table-cell>
          <table:table-cell table:number-columns-repeated="2" office:value-type="float" office:value="210.97894" calcext:value-type="float">
            <text:p>210.97894</text:p>
          </table:table-cell>
          <table:table-cell office:value-type="float" office:value="2.81777499999995" calcext:value-type="float">
            <text:p>2.81777499999995</text:p>
          </table:table-cell>
          <table:table-cell office:value-type="float" office:value="27.77054" calcext:value-type="float">
            <text:p>27.77054</text:p>
          </table:table-cell>
          <table:table-cell office:value-type="float" office:value="50.0179793666061" calcext:value-type="float">
            <text:p>50.0179793666061</text:p>
          </table:table-cell>
        </table:table-row>
        <table:table-row table:style-name="ro2">
          <table:table-cell office:value-type="string" calcext:value-type="string">
            <text:p>w36</text:p>
          </table:table-cell>
          <table:table-cell office:value-type="float" office:value="100" calcext:value-type="float">
            <text:p>100</text:p>
          </table:table-cell>
          <table:table-cell office:value-type="float" office:value="213.9166999" calcext:value-type="float">
            <text:p>213.9166999</text:p>
          </table:table-cell>
          <table:table-cell office:value-type="float" office:value="3.82530210983025" calcext:value-type="float">
            <text:p>3.82530210983025</text:p>
          </table:table-cell>
          <table:table-cell office:value-type="float" office:value="208.23798" calcext:value-type="float">
            <text:p>208.23798</text:p>
          </table:table-cell>
          <table:table-cell office:value-type="float" office:value="211.63638" calcext:value-type="float">
            <text:p>211.63638</text:p>
          </table:table-cell>
          <table:table-cell office:value-type="float" office:value="212.302365" calcext:value-type="float">
            <text:p>212.302365</text:p>
          </table:table-cell>
          <table:table-cell office:value-type="float" office:value="215.555895" calcext:value-type="float">
            <text:p>215.555895</text:p>
          </table:table-cell>
          <table:table-cell office:value-type="float" office:value="222.70126" calcext:value-type="float">
            <text:p>222.70126</text:p>
          </table:table-cell>
          <table:table-cell office:value-type="float" office:value="211.9693725" calcext:value-type="float">
            <text:p>211.9693725</text:p>
          </table:table-cell>
          <table:table-cell office:value-type="float" office:value="213.950557613145" calcext:value-type="float">
            <text:p>213.950557613145</text:p>
          </table:table-cell>
          <table:table-cell office:value-type="float" office:value="211.63638" calcext:value-type="float">
            <text:p>211.63638</text:p>
          </table:table-cell>
          <table:table-cell table:number-columns-repeated="2" office:value-type="float" office:value="212.302365" calcext:value-type="float">
            <text:p>212.302365</text:p>
          </table:table-cell>
          <table:table-cell office:value-type="float" office:value="0.665985000000006" calcext:value-type="float">
            <text:p>0.665985000000006</text:p>
          </table:table-cell>
          <table:table-cell office:value-type="float" office:value="14.46328" calcext:value-type="float">
            <text:p>14.46328</text:p>
          </table:table-cell>
          <table:table-cell office:value-type="float" office:value="14.6329362314717" calcext:value-type="float">
            <text:p>14.6329362314717</text:p>
          </table:table-cell>
        </table:table-row>
        <table:table-row table:style-name="ro2">
          <table:table-cell office:value-type="string" calcext:value-type="string">
            <text:p>w37</text:p>
          </table:table-cell>
          <table:table-cell office:value-type="float" office:value="100" calcext:value-type="float">
            <text:p>100</text:p>
          </table:table-cell>
          <table:table-cell office:value-type="float" office:value="202.9972731" calcext:value-type="float">
            <text:p>202.9972731</text:p>
          </table:table-cell>
          <table:table-cell office:value-type="float" office:value="2.71189986002459" calcext:value-type="float">
            <text:p>2.71189986002459</text:p>
          </table:table-cell>
          <table:table-cell office:value-type="float" office:value="199.32953" calcext:value-type="float">
            <text:p>199.32953</text:p>
          </table:table-cell>
          <table:table-cell office:value-type="float" office:value="200.186845" calcext:value-type="float">
            <text:p>200.186845</text:p>
          </table:table-cell>
          <table:table-cell office:value-type="float" office:value="203.165295" calcext:value-type="float">
            <text:p>203.165295</text:p>
          </table:table-cell>
          <table:table-cell office:value-type="float" office:value="205.3661325" calcext:value-type="float">
            <text:p>205.3661325</text:p>
          </table:table-cell>
          <table:table-cell office:value-type="float" office:value="207.9445" calcext:value-type="float">
            <text:p>207.9445</text:p>
          </table:table-cell>
          <table:table-cell office:value-type="float" office:value="201.59205905" calcext:value-type="float">
            <text:p>201.59205905</text:p>
          </table:table-cell>
          <table:table-cell office:value-type="float" office:value="203.015205693756" calcext:value-type="float">
            <text:p>203.015205693756</text:p>
          </table:table-cell>
          <table:table-cell office:value-type="float" office:value="200.186845" calcext:value-type="float">
            <text:p>200.186845</text:p>
          </table:table-cell>
          <table:table-cell table:number-columns-repeated="2" office:value-type="float" office:value="203.165295" calcext:value-type="float">
            <text:p>203.165295</text:p>
          </table:table-cell>
          <table:table-cell office:value-type="float" office:value="2.97845000000001" calcext:value-type="float">
            <text:p>2.97845000000001</text:p>
          </table:table-cell>
          <table:table-cell office:value-type="float" office:value="8.61497" calcext:value-type="float">
            <text:p>8.61497</text:p>
          </table:table-cell>
          <table:table-cell office:value-type="float" office:value="7.3544008508014" calcext:value-type="float">
            <text:p>7.3544008508014</text:p>
          </table:table-cell>
        </table:table-row>
        <table:table-row table:style-name="ro2">
          <table:table-cell office:value-type="string" calcext:value-type="string">
            <text:p>w38</text:p>
          </table:table-cell>
          <table:table-cell office:value-type="float" office:value="100" calcext:value-type="float">
            <text:p>100</text:p>
          </table:table-cell>
          <table:table-cell office:value-type="float" office:value="201.2516896" calcext:value-type="float">
            <text:p>201.2516896</text:p>
          </table:table-cell>
          <table:table-cell office:value-type="float" office:value="1.11547934968586" calcext:value-type="float">
            <text:p>1.11547934968586</text:p>
          </table:table-cell>
          <table:table-cell office:value-type="float" office:value="199.5298" calcext:value-type="float">
            <text:p>199.5298</text:p>
          </table:table-cell>
          <table:table-cell office:value-type="float" office:value="200.3709675" calcext:value-type="float">
            <text:p>200.3709675</text:p>
          </table:table-cell>
          <table:table-cell office:value-type="float" office:value="200.90844" calcext:value-type="float">
            <text:p>200.90844</text:p>
          </table:table-cell>
          <table:table-cell office:value-type="float" office:value="202.245865" calcext:value-type="float">
            <text:p>202.245865</text:p>
          </table:table-cell>
          <table:table-cell office:value-type="float" office:value="203.38509" calcext:value-type="float">
            <text:p>203.38509</text:p>
          </table:table-cell>
          <table:table-cell office:value-type="float" office:value="200.63970375" calcext:value-type="float">
            <text:p>200.63970375</text:p>
          </table:table-cell>
          <table:table-cell office:value-type="float" office:value="201.254750051005" calcext:value-type="float">
            <text:p>201.254750051005</text:p>
          </table:table-cell>
          <table:table-cell office:value-type="float" office:value="200.3709675" calcext:value-type="float">
            <text:p>200.3709675</text:p>
          </table:table-cell>
          <table:table-cell table:number-columns-repeated="2" office:value-type="float" office:value="200.90844" calcext:value-type="float">
            <text:p>200.90844</text:p>
          </table:table-cell>
          <table:table-cell office:value-type="float" office:value="0.537472500000007" calcext:value-type="float">
            <text:p>0.537472500000007</text:p>
          </table:table-cell>
          <table:table-cell office:value-type="float" office:value="3.85529" calcext:value-type="float">
            <text:p>3.85529</text:p>
          </table:table-cell>
          <table:table-cell office:value-type="float" office:value="1.24429417957559" calcext:value-type="float">
            <text:p>1.24429417957559</text:p>
          </table:table-cell>
        </table:table-row>
        <table:table-row table:style-name="ro2">
          <table:table-cell office:value-type="string" calcext:value-type="string">
            <text:p>w39</text:p>
          </table:table-cell>
          <table:table-cell office:value-type="float" office:value="100" calcext:value-type="float">
            <text:p>100</text:p>
          </table:table-cell>
          <table:table-cell office:value-type="float" office:value="196.4868064" calcext:value-type="float">
            <text:p>196.4868064</text:p>
          </table:table-cell>
          <table:table-cell office:value-type="float" office:value="2.58558628167128" calcext:value-type="float">
            <text:p>2.58558628167128</text:p>
          </table:table-cell>
          <table:table-cell office:value-type="float" office:value="191.5948" calcext:value-type="float">
            <text:p>191.5948</text:p>
          </table:table-cell>
          <table:table-cell office:value-type="float" office:value="194.25215" calcext:value-type="float">
            <text:p>194.25215</text:p>
          </table:table-cell>
          <table:table-cell office:value-type="float" office:value="197.63898" calcext:value-type="float">
            <text:p>197.63898</text:p>
          </table:table-cell>
          <table:table-cell office:value-type="float" office:value="198.1284375" calcext:value-type="float">
            <text:p>198.1284375</text:p>
          </table:table-cell>
          <table:table-cell office:value-type="float" office:value="200.1879" calcext:value-type="float">
            <text:p>200.1879</text:p>
          </table:table-cell>
          <table:table-cell office:value-type="float" office:value="195.3694782" calcext:value-type="float">
            <text:p>195.3694782</text:p>
          </table:table-cell>
          <table:table-cell office:value-type="float" office:value="196.503647531355" calcext:value-type="float">
            <text:p>196.503647531355</text:p>
          </table:table-cell>
          <table:table-cell office:value-type="float" office:value="194.25215" calcext:value-type="float">
            <text:p>194.25215</text:p>
          </table:table-cell>
          <table:table-cell table:number-columns-repeated="2" office:value-type="float" office:value="197.63898" calcext:value-type="float">
            <text:p>197.63898</text:p>
          </table:table-cell>
          <table:table-cell office:value-type="float" office:value="3.38683" calcext:value-type="float">
            <text:p>3.38683</text:p>
          </table:table-cell>
          <table:table-cell office:value-type="float" office:value="8.59310000000002" calcext:value-type="float">
            <text:p>8.59310000000002</text:p>
          </table:table-cell>
          <table:table-cell office:value-type="float" office:value="6.68525641996671" calcext:value-type="float">
            <text:p>6.68525641996671</text:p>
          </table:table-cell>
        </table:table-row>
        <table:table-row table:style-name="ro2">
          <table:table-cell office:value-type="string" calcext:value-type="string">
            <text:p>w40</text:p>
          </table:table-cell>
          <table:table-cell office:value-type="float" office:value="100" calcext:value-type="float">
            <text:p>100</text:p>
          </table:table-cell>
          <table:table-cell office:value-type="float" office:value="193.7687263" calcext:value-type="float">
            <text:p>193.7687263</text:p>
          </table:table-cell>
          <table:table-cell office:value-type="float" office:value="1.479814578177" calcext:value-type="float">
            <text:p>1.479814578177</text:p>
          </table:table-cell>
          <table:table-cell office:value-type="float" office:value="191.54062" calcext:value-type="float">
            <text:p>191.54062</text:p>
          </table:table-cell>
          <table:table-cell office:value-type="float" office:value="192.9533925" calcext:value-type="float">
            <text:p>192.9533925</text:p>
          </table:table-cell>
          <table:table-cell office:value-type="float" office:value="193.373205" calcext:value-type="float">
            <text:p>193.373205</text:p>
          </table:table-cell>
          <table:table-cell office:value-type="float" office:value="194.63029" calcext:value-type="float">
            <text:p>194.63029</text:p>
          </table:table-cell>
          <table:table-cell office:value-type="float" office:value="196.82683" calcext:value-type="float">
            <text:p>196.82683</text:p>
          </table:table-cell>
          <table:table-cell office:value-type="float" office:value="193.16329875" calcext:value-type="float">
            <text:p>193.16329875</text:p>
          </table:table-cell>
          <table:table-cell office:value-type="float" office:value="193.77432039514" calcext:value-type="float">
            <text:p>193.77432039514</text:p>
          </table:table-cell>
          <table:table-cell office:value-type="float" office:value="192.9533925" calcext:value-type="float">
            <text:p>192.9533925</text:p>
          </table:table-cell>
          <table:table-cell table:number-columns-repeated="2" office:value-type="float" office:value="193.373205" calcext:value-type="float">
            <text:p>193.373205</text:p>
          </table:table-cell>
          <table:table-cell office:value-type="float" office:value="0.419812500000006" calcext:value-type="float">
            <text:p>0.419812500000006</text:p>
          </table:table-cell>
          <table:table-cell office:value-type="float" office:value="5.28621000000001" calcext:value-type="float">
            <text:p>5.28621000000001</text:p>
          </table:table-cell>
          <table:table-cell office:value-type="float" office:value="2.18985118578516" calcext:value-type="float">
            <text:p>2.18985118578516</text:p>
          </table:table-cell>
        </table:table-row>
        <table:table-row table:style-name="ro2">
          <table:table-cell office:value-type="string" calcext:value-type="string">
            <text:p>w41</text:p>
          </table:table-cell>
          <table:table-cell office:value-type="float" office:value="100" calcext:value-type="float">
            <text:p>100</text:p>
          </table:table-cell>
          <table:table-cell office:value-type="float" office:value="193.8222599" calcext:value-type="float">
            <text:p>193.8222599</text:p>
          </table:table-cell>
          <table:table-cell office:value-type="float" office:value="0.995507485737087" calcext:value-type="float">
            <text:p>0.995507485737087</text:p>
          </table:table-cell>
          <table:table-cell office:value-type="float" office:value="191.95209" calcext:value-type="float">
            <text:p>191.95209</text:p>
          </table:table-cell>
          <table:table-cell office:value-type="float" office:value="193.0866575" calcext:value-type="float">
            <text:p>193.0866575</text:p>
          </table:table-cell>
          <table:table-cell office:value-type="float" office:value="193.810555" calcext:value-type="float">
            <text:p>193.810555</text:p>
          </table:table-cell>
          <table:table-cell office:value-type="float" office:value="194.6550525" calcext:value-type="float">
            <text:p>194.6550525</text:p>
          </table:table-cell>
          <table:table-cell office:value-type="float" office:value="195.85158" calcext:value-type="float">
            <text:p>195.85158</text:p>
          </table:table-cell>
          <table:table-cell office:value-type="float" office:value="193.44860625" calcext:value-type="float">
            <text:p>193.44860625</text:p>
          </table:table-cell>
          <table:table-cell office:value-type="float" office:value="193.824790874506" calcext:value-type="float">
            <text:p>193.824790874506</text:p>
          </table:table-cell>
          <table:table-cell office:value-type="float" office:value="193.0866575" calcext:value-type="float">
            <text:p>193.0866575</text:p>
          </table:table-cell>
          <table:table-cell table:number-columns-repeated="2" office:value-type="float" office:value="193.810555" calcext:value-type="float">
            <text:p>193.810555</text:p>
          </table:table-cell>
          <table:table-cell office:value-type="float" office:value="0.723897499999993" calcext:value-type="float">
            <text:p>0.723897499999993</text:p>
          </table:table-cell>
          <table:table-cell office:value-type="float" office:value="3.89949000000001" calcext:value-type="float">
            <text:p>3.89949000000001</text:p>
          </table:table-cell>
          <table:table-cell office:value-type="float" office:value="0.991035154158578" calcext:value-type="float">
            <text:p>0.991035154158578</text:p>
          </table:table-cell>
        </table:table-row>
        <table:table-row table:style-name="ro2">
          <table:table-cell office:value-type="string" calcext:value-type="string">
            <text:p>w42</text:p>
          </table:table-cell>
          <table:table-cell office:value-type="float" office:value="100" calcext:value-type="float">
            <text:p>100</text:p>
          </table:table-cell>
          <table:table-cell office:value-type="float" office:value="192.9457058" calcext:value-type="float">
            <text:p>192.9457058</text:p>
          </table:table-cell>
          <table:table-cell office:value-type="float" office:value="2.88542227120328" calcext:value-type="float">
            <text:p>2.88542227120328</text:p>
          </table:table-cell>
          <table:table-cell office:value-type="float" office:value="188.8602" calcext:value-type="float">
            <text:p>188.8602</text:p>
          </table:table-cell>
          <table:table-cell office:value-type="float" office:value="190.883015" calcext:value-type="float">
            <text:p>190.883015</text:p>
          </table:table-cell>
          <table:table-cell office:value-type="float" office:value="192.750025" calcext:value-type="float">
            <text:p>192.750025</text:p>
          </table:table-cell>
          <table:table-cell office:value-type="float" office:value="193.99077" calcext:value-type="float">
            <text:p>193.99077</text:p>
          </table:table-cell>
          <table:table-cell office:value-type="float" office:value="198.70338" calcext:value-type="float">
            <text:p>198.70338</text:p>
          </table:table-cell>
          <table:table-cell office:value-type="float" office:value="191.81652" calcext:value-type="float">
            <text:p>191.81652</text:p>
          </table:table-cell>
          <table:table-cell office:value-type="float" office:value="192.967064007634" calcext:value-type="float">
            <text:p>192.967064007634</text:p>
          </table:table-cell>
          <table:table-cell office:value-type="float" office:value="190.883015" calcext:value-type="float">
            <text:p>190.883015</text:p>
          </table:table-cell>
          <table:table-cell table:number-columns-repeated="2" office:value-type="float" office:value="192.750025" calcext:value-type="float">
            <text:p>192.750025</text:p>
          </table:table-cell>
          <table:table-cell office:value-type="float" office:value="1.86700999999999" calcext:value-type="float">
            <text:p>1.86700999999999</text:p>
          </table:table-cell>
          <table:table-cell office:value-type="float" office:value="9.84318000000002" calcext:value-type="float">
            <text:p>9.84318000000002</text:p>
          </table:table-cell>
          <table:table-cell office:value-type="float" office:value="8.32566168315592" calcext:value-type="float">
            <text:p>8.32566168315592</text:p>
          </table:table-cell>
        </table:table-row>
        <table:table-row table:style-name="ro2">
          <table:table-cell office:value-type="string" calcext:value-type="string">
            <text:p>w43</text:p>
          </table:table-cell>
          <table:table-cell office:value-type="float" office:value="100" calcext:value-type="float">
            <text:p>100</text:p>
          </table:table-cell>
          <table:table-cell office:value-type="float" office:value="196.616933" calcext:value-type="float">
            <text:p>196.616933</text:p>
          </table:table-cell>
          <table:table-cell office:value-type="float" office:value="0.876909880852283" calcext:value-type="float">
            <text:p>0.876909880852283</text:p>
          </table:table-cell>
          <table:table-cell office:value-type="float" office:value="195.60052" calcext:value-type="float">
            <text:p>195.60052</text:p>
          </table:table-cell>
          <table:table-cell office:value-type="float" office:value="195.8486175" calcext:value-type="float">
            <text:p>195.8486175</text:p>
          </table:table-cell>
          <table:table-cell office:value-type="float" office:value="196.572815" calcext:value-type="float">
            <text:p>196.572815</text:p>
          </table:table-cell>
          <table:table-cell office:value-type="float" office:value="196.8972125" calcext:value-type="float">
            <text:p>196.8972125</text:p>
          </table:table-cell>
          <table:table-cell office:value-type="float" office:value="198.87808" calcext:value-type="float">
            <text:p>198.87808</text:p>
          </table:table-cell>
          <table:table-cell office:value-type="float" office:value="196.21071625" calcext:value-type="float">
            <text:p>196.21071625</text:p>
          </table:table-cell>
          <table:table-cell office:value-type="float" office:value="196.618868940792" calcext:value-type="float">
            <text:p>196.618868940792</text:p>
          </table:table-cell>
          <table:table-cell office:value-type="float" office:value="195.8486175" calcext:value-type="float">
            <text:p>195.8486175</text:p>
          </table:table-cell>
          <table:table-cell table:number-columns-repeated="2" office:value-type="float" office:value="196.572815" calcext:value-type="float">
            <text:p>196.572815</text:p>
          </table:table-cell>
          <table:table-cell office:value-type="float" office:value="0.724197499999974" calcext:value-type="float">
            <text:p>0.724197499999974</text:p>
          </table:table-cell>
          <table:table-cell office:value-type="float" office:value="3.27756000000002" calcext:value-type="float">
            <text:p>3.27756000000002</text:p>
          </table:table-cell>
          <table:table-cell office:value-type="float" office:value="0.768970939136364" calcext:value-type="float">
            <text:p>0.76897093913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9:26:05.054549900</meta:creation-date>
    <dc:date>2020-04-16T19:49:18.340468718</dc:date>
    <meta:editing-duration>PT23M12S</meta:editing-duration>
    <meta:editing-cycles>4</meta:editing-cycles>
    <meta:generator>LibreOffice/6.3.5.2$Linux_X86_64 LibreOffice_project/30$Build-2</meta:generator>
    <meta:document-statistic meta:table-count="1" meta:cell-count="747" meta:object-count="0"/>
  </office:meta>
</office:document-meta>
</file>